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6633" draw:fill-gradient-name="Linear_20_blue_2f_white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fill="gradient" draw:fill-gradient-name="Gradient_20_1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marker-end="Arrow" draw:marker-end-width="0.3cm" draw:fill="solid" draw:fill-color="#000000" draw:fill-gradient-name="Gradient_20_1" draw:textarea-horizontal-align="center" draw:textarea-vertical-align="middle" draw:shadow="hidden"/>
    </style:style>
    <style:style style:name="gr4" style:family="graphic" style:parent-style-name="standard">
      <style:graphic-properties draw:fill="none" draw:fill-color="#000000" draw:fill-gradient-name="Gradient_20_1" draw:textarea-horizontal-align="center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false" fo:min-height="0cm" fo:min-width="3.579cm" draw:shadow="hidden"/>
    </style:style>
    <style:style style:name="gr6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false" fo:min-height="2.507cm" fo:min-width="3.468cm" draw:shadow="hidden"/>
    </style:style>
    <style:style style:name="gr7" style:family="graphic" style:parent-style-name="standard">
      <style:graphic-properties draw:stroke="none" svg:stroke-color="#000000" draw:fill="none" draw:fill-color="#ffffff" draw:fill-gradient-name="Gradient_20_1" fo:min-height="1.345cm" draw:shadow="hidden"/>
    </style:style>
    <style:style style:name="gr8" style:family="graphic" style:parent-style-name="standard">
      <style:graphic-properties draw:stroke="none" svg:stroke-color="#000000" draw:fill="none" draw:fill-color="#ffffff" draw:fill-gradient-name="Gradient_20_1" fo:min-height="2.315cm" draw:shadow="hidden"/>
    </style:style>
    <style:style style:name="gr9" style:family="graphic" style:parent-style-name="standard">
      <style:graphic-properties draw:marker-end="Arrow" draw:marker-end-width="0.3cm" draw:fill="none" draw:fill-color="#000000" draw:fill-gradient-name="Gradient_20_1" draw:textarea-horizontal-align="center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fill-gradient-name="Gradient_20_1" fo:min-height="1.907cm" draw:shadow="hidden"/>
    </style:style>
    <style:style style:name="P1" style:family="paragraph">
      <style:paragraph-properties fo:margin-left="0cm" fo:margin-right="0cm" fo:text-align="start" fo:text-indent="0cm"/>
      <style:text-properties fo:font-size="12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026cm" svg:height="0.635cm" svg:x="7.925cm" svg:y="3.069cm">
          <text:p text:style-name="P1"><text:span text:style-name="T1">(fuji, hello, 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3.77cm">
          <text:p text:style-name="P1">(gala, hello, 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4.47cm">
          <text:p text:style-name="P2"><text:span text:style-name="T1">(granny smith, hello, 1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5.17cm">
          <text:p text:style-name="P2"><text:span text:style-name="T1">(limbertwig, hello, 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5.87cm">
          <text:p text:style-name="P2"><text:span text:style-name="T1">(pippin, hello, 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6.57cm">
          <text:p text:style-name="P2"><text:span text:style-name="T1">(red delicious, hello, 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7.27cm">
          <text:p text:style-name="P2"><text:span text:style-name="T1">(roma, hello, 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905cm" svg:height="0.635cm" svg:x="1.93cm" svg:y="3.05cm">
          <text:p text:style-name="P3"><text:span text:style-name="T1">fuj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905cm" svg:height="0.635cm" svg:x="4.915cm" svg:y="3.069cm">
          <text:p text:style-name="P3"><text:span text:style-name="T1">fuj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905cm" svg:height="0.635cm" svg:x="4.915cm" svg:y="5.87cm">
          <text:p text:style-name="P3"><text:span text:style-name="T1">pipp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3.824cm" svg:y1="3.396cm" svg:x2="4.904cm" svg:y2="3.396cm">
          <text:p text:style-name="P6"/>
        </draw:line>
        <draw:line draw:style-name="gr3" draw:text-style-name="P5" draw:layer="layout" svg:x1="6.822cm" svg:y1="3.374cm" svg:x2="7.881cm" svg:y2="3.374cm">
          <text:p text:style-name="P6"/>
        </draw:line>
        <draw:line draw:style-name="gr3" draw:text-style-name="P5" draw:layer="layout" svg:x1="6.822cm" svg:y1="3.374cm" svg:x2="7.903cm" svg:y2="4.057cm">
          <text:p text:style-name="P6"/>
        </draw:line>
        <draw:line draw:style-name="gr3" draw:text-style-name="P5" draw:layer="layout" svg:x1="6.822cm" svg:y1="3.374cm" svg:x2="7.903cm" svg:y2="4.829cm">
          <text:p text:style-name="P6"/>
        </draw:line>
        <draw:line draw:style-name="gr3" draw:text-style-name="P5" draw:layer="layout" svg:x1="6.844cm" svg:y1="6.174cm" svg:x2="7.903cm" svg:y2="6.174cm">
          <text:p text:style-name="P6"/>
        </draw:line>
        <draw:line draw:style-name="gr3" draw:text-style-name="P5" draw:layer="layout" svg:x1="6.822cm" svg:y1="3.374cm" svg:x2="7.903cm" svg:y2="5.49cm">
          <text:p text:style-name="P6"/>
        </draw:line>
        <draw:line draw:style-name="gr3" draw:text-style-name="P5" draw:layer="layout" svg:x1="6.844cm" svg:y1="6.174cm" svg:x2="7.903cm" svg:y2="6.946cm">
          <text:p text:style-name="P6"/>
        </draw:line>
        <draw:line draw:style-name="gr3" draw:text-style-name="P5" draw:layer="layout" svg:x1="3.824cm" svg:y1="3.396cm" svg:x2="4.882cm" svg:y2="6.218cm">
          <text:p text:style-name="P6"/>
        </draw:line>
        <draw:line draw:style-name="gr3" draw:text-style-name="P5" draw:layer="layout" svg:x1="6.844cm" svg:y1="6.174cm" svg:x2="7.903cm" svg:y2="7.651cm">
          <text:p text:style-name="P6"/>
        </draw:line>
        <draw:custom-shape draw:style-name="gr1" draw:text-style-name="P1" draw:layer="layout" svg:width="5.026cm" svg:height="0.635cm" svg:x="7.925cm" svg:y="8.77cm">
          <text:p text:style-name="P1"><text:span text:style-name="T1">(3, red deliciou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9.471cm">
          <text:p text:style-name="P1">(5, gal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10.171cm">
          <text:p text:style-name="P2"><text:span text:style-name="T1">(6, fuj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10.871cm">
          <text:p text:style-name="P2"><text:span text:style-name="T1">(6, rom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11.571cm">
          <text:p text:style-name="P2"><text:span text:style-name="T1">(8, limbertwi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12.271cm">
          <text:p text:style-name="P2"><text:span text:style-name="T1">(8, pipp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7.926cm" svg:y="12.971cm">
          <text:p text:style-name="P2"><text:span text:style-name="T1">(11, granny smit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905cm" svg:height="0.635cm" svg:x="1.93cm" svg:y="8.751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905cm" svg:height="0.635cm" svg:x="4.915cm" svg:y="8.77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905cm" svg:height="0.635cm" svg:x="4.915cm" svg:y="11.571cm">
          <text:p text:style-name="P3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3.824cm" svg:y1="9.097cm" svg:x2="4.904cm" svg:y2="9.097cm">
          <text:p text:style-name="P6"/>
        </draw:line>
        <draw:line draw:style-name="gr3" draw:text-style-name="P5" draw:layer="layout" svg:x1="6.822cm" svg:y1="9.075cm" svg:x2="7.881cm" svg:y2="9.075cm">
          <text:p text:style-name="P6"/>
        </draw:line>
        <draw:line draw:style-name="gr3" draw:text-style-name="P5" draw:layer="layout" svg:x1="6.822cm" svg:y1="9.075cm" svg:x2="7.903cm" svg:y2="9.758cm">
          <text:p text:style-name="P6"/>
        </draw:line>
        <draw:line draw:style-name="gr3" draw:text-style-name="P5" draw:layer="layout" svg:x1="6.822cm" svg:y1="9.075cm" svg:x2="7.903cm" svg:y2="10.53cm">
          <text:p text:style-name="P6"/>
        </draw:line>
        <draw:line draw:style-name="gr3" draw:text-style-name="P5" draw:layer="layout" svg:x1="6.844cm" svg:y1="11.875cm" svg:x2="7.903cm" svg:y2="11.875cm">
          <text:p text:style-name="P6"/>
        </draw:line>
        <draw:line draw:style-name="gr3" draw:text-style-name="P5" draw:layer="layout" svg:x1="6.822cm" svg:y1="9.075cm" svg:x2="7.903cm" svg:y2="11.191cm">
          <text:p text:style-name="P6"/>
        </draw:line>
        <draw:line draw:style-name="gr3" draw:text-style-name="P5" draw:layer="layout" svg:x1="6.844cm" svg:y1="11.875cm" svg:x2="7.903cm" svg:y2="12.647cm">
          <text:p text:style-name="P6"/>
        </draw:line>
        <draw:line draw:style-name="gr3" draw:text-style-name="P5" draw:layer="layout" svg:x1="3.824cm" svg:y1="9.097cm" svg:x2="4.882cm" svg:y2="11.919cm">
          <text:p text:style-name="P6"/>
        </draw:line>
        <draw:line draw:style-name="gr3" draw:text-style-name="P5" draw:layer="layout" svg:x1="6.844cm" svg:y1="11.875cm" svg:x2="7.903cm" svg:y2="13.352cm">
          <text:p text:style-name="P6"/>
        </draw:line>
        <draw:rect draw:style-name="gr4" draw:text-style-name="P5" draw:layer="layout" svg:width="16.537cm" svg:height="5.578cm" svg:x="1.256cm" svg:y="2.779cm">
          <text:p text:style-name="P6"/>
        </draw:rect>
        <draw:rect draw:style-name="gr4" draw:text-style-name="P5" draw:layer="layout" svg:width="16.537cm" svg:height="5.578cm" svg:x="1.257cm" svg:y="8.479cm">
          <text:p text:style-name="P6"/>
        </draw:rect>
        <draw:frame draw:style-name="gr5" draw:text-style-name="P6" draw:layer="layout" svg:width="4.342cm" svg:height="3.095cm" svg:x="13.515cm" svg:y="4.229cm">
          <draw:text-box>
            <text:p text:style-name="P6">InnoDB 'apples' table, clustered on 'variety'</text:p>
          </draw:text-box>
        </draw:frame>
        <draw:frame draw:style-name="gr6" draw:text-style-name="P6" draw:layer="layout" svg:width="4.497cm" svg:height="2.757cm" svg:x="13.516cm" svg:y="10.23cm">
          <draw:text-box>
            <text:p text:style-name="P6">InnoDB 'price' index for the 'apples' table</text:p>
          </draw:text-box>
        </draw:frame>
        <draw:custom-shape draw:style-name="gr1" draw:text-style-name="P1" draw:layer="layout" svg:width="5.026cm" svg:height="0.635cm" svg:x="12.226cm" svg:y="19.469cm">
          <text:p text:style-name="P1"><text:span text:style-name="T1">(gala, hello, 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12.227cm" svg:y="20.17cm">
          <text:p text:style-name="P1">(fuji, hello, 6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12.227cm" svg:y="20.87cm">
          <text:p text:style-name="P2"><text:span text:style-name="T1">(limbertwig, hello, 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12.227cm" svg:y="21.57cm">
          <text:p text:style-name="P2"><text:span text:style-name="T1">(red delicious, hello, 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0.635cm" svg:x="1.931cm" svg:y="16.65cm">
          <text:p text:style-name="P2"><text:span text:style-name="T1">fuj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0.635cm" svg:x="4.916cm" svg:y="16.669cm">
          <text:p text:style-name="P2"><text:span text:style-name="T1">fuj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0.635cm" svg:x="4.916cm" svg:y="19.47cm">
          <text:p text:style-name="P2"><text:span text:style-name="T1">pipp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3.825cm" svg:y1="16.996cm" svg:x2="4.905cm" svg:y2="16.996cm">
          <text:p text:style-name="P6"/>
        </draw:line>
        <draw:line draw:style-name="gr3" draw:text-style-name="P5" draw:layer="layout" svg:x1="6.823cm" svg:y1="16.974cm" svg:x2="7.882cm" svg:y2="16.974cm">
          <text:p text:style-name="P6"/>
        </draw:line>
        <draw:line draw:style-name="gr3" draw:text-style-name="P5" draw:layer="layout" svg:x1="6.823cm" svg:y1="16.974cm" svg:x2="7.904cm" svg:y2="17.657cm">
          <text:p text:style-name="P6"/>
        </draw:line>
        <draw:line draw:style-name="gr3" draw:text-style-name="P5" draw:layer="layout" svg:x1="6.823cm" svg:y1="16.974cm" svg:x2="7.904cm" svg:y2="18.429cm">
          <text:p text:style-name="P6"/>
        </draw:line>
        <draw:line draw:style-name="gr3" draw:text-style-name="P5" draw:layer="layout" svg:x1="6.845cm" svg:y1="19.774cm" svg:x2="7.904cm" svg:y2="19.774cm">
          <text:p text:style-name="P6"/>
        </draw:line>
        <draw:line draw:style-name="gr3" draw:text-style-name="P5" draw:layer="layout" svg:x1="6.823cm" svg:y1="16.974cm" svg:x2="7.904cm" svg:y2="19.09cm">
          <text:p text:style-name="P6"/>
        </draw:line>
        <draw:line draw:style-name="gr3" draw:text-style-name="P5" draw:layer="layout" svg:x1="6.845cm" svg:y1="19.774cm" svg:x2="7.904cm" svg:y2="20.546cm">
          <text:p text:style-name="P6"/>
        </draw:line>
        <draw:line draw:style-name="gr3" draw:text-style-name="P7" draw:layer="layout" svg:x1="3.825cm" svg:y1="16.996cm" svg:x2="4.883cm" svg:y2="19.818cm">
          <text:p text:style-name="P6"/>
        </draw:line>
        <draw:line draw:style-name="gr3" draw:text-style-name="P5" draw:layer="layout" svg:x1="6.845cm" svg:y1="19.774cm" svg:x2="7.904cm" svg:y2="21.251cm">
          <text:p text:style-name="P6"/>
        </draw:line>
        <draw:rect draw:style-name="gr4" draw:text-style-name="P5" draw:layer="layout" svg:width="16.537cm" svg:height="11.46cm" svg:x="1.258cm" svg:y="15.897cm">
          <text:p text:style-name="P6"/>
        </draw:rect>
        <draw:custom-shape draw:style-name="gr2" draw:text-style-name="P1" draw:layer="layout" svg:width="2.922cm" svg:height="0.635cm" svg:x="7.917cm" svg:y="16.67cm">
          <text:p text:style-name="P2"><text:span text:style-name="T1">fuj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1cm" svg:height="0.635cm" svg:x="7.919cm" svg:y="17.371cm">
          <text:p text:style-name="P2"><text:span text:style-name="T1">gal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2cm" svg:height="0.635cm" svg:x="7.92cm" svg:y="18.072cm">
          <text:p text:style-name="P2"><text:span text:style-name="T1">granny smi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1cm" svg:height="0.635cm" svg:x="7.922cm" svg:y="18.773cm">
          <text:p text:style-name="P2"><text:span text:style-name="T1">limbertwi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2cm" svg:height="0.635cm" svg:x="7.923cm" svg:y="19.474cm">
          <text:p text:style-name="P2"><text:span text:style-name="T1">pipp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1cm" svg:height="0.635cm" svg:x="7.925cm" svg:y="20.175cm">
          <text:p text:style-name="P2"><text:span text:style-name="T1">red delici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2cm" svg:height="0.635cm" svg:x="7.926cm" svg:y="20.876cm">
          <text:p text:style-name="P2"><text:span text:style-name="T1">rom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0.635cm" svg:x="1.932cm" svg:y="21.95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0.635cm" svg:x="4.917cm" svg:y="21.97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0.635cm" svg:x="4.917cm" svg:y="24.771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3.826cm" svg:y1="22.297cm" svg:x2="4.906cm" svg:y2="22.297cm">
          <text:p text:style-name="P6"/>
        </draw:line>
        <draw:line draw:style-name="gr3" draw:text-style-name="P5" draw:layer="layout" svg:x1="6.824cm" svg:y1="22.275cm" svg:x2="7.883cm" svg:y2="22.275cm">
          <text:p text:style-name="P6"/>
        </draw:line>
        <draw:line draw:style-name="gr3" draw:text-style-name="P5" draw:layer="layout" svg:x1="6.824cm" svg:y1="22.275cm" svg:x2="7.905cm" svg:y2="22.958cm">
          <text:p text:style-name="P6"/>
        </draw:line>
        <draw:line draw:style-name="gr3" draw:text-style-name="P5" draw:layer="layout" svg:x1="6.824cm" svg:y1="22.275cm" svg:x2="7.905cm" svg:y2="23.73cm">
          <text:p text:style-name="P6"/>
        </draw:line>
        <draw:line draw:style-name="gr3" draw:text-style-name="P5" draw:layer="layout" svg:x1="6.846cm" svg:y1="25.075cm" svg:x2="7.905cm" svg:y2="25.075cm">
          <text:p text:style-name="P6"/>
        </draw:line>
        <draw:line draw:style-name="gr3" draw:text-style-name="P5" draw:layer="layout" svg:x1="6.824cm" svg:y1="22.275cm" svg:x2="7.905cm" svg:y2="24.391cm">
          <text:p text:style-name="P6"/>
        </draw:line>
        <draw:line draw:style-name="gr3" draw:text-style-name="P5" draw:layer="layout" svg:x1="6.846cm" svg:y1="25.075cm" svg:x2="7.905cm" svg:y2="25.847cm">
          <text:p text:style-name="P6"/>
        </draw:line>
        <draw:line draw:style-name="gr3" draw:text-style-name="P7" draw:layer="layout" svg:x1="3.826cm" svg:y1="22.297cm" svg:x2="4.884cm" svg:y2="25.119cm">
          <text:p text:style-name="P6"/>
        </draw:line>
        <draw:line draw:style-name="gr3" draw:text-style-name="P5" draw:layer="layout" svg:x1="6.846cm" svg:y1="25.075cm" svg:x2="7.905cm" svg:y2="26.552cm">
          <text:p text:style-name="P6"/>
        </draw:line>
        <draw:custom-shape draw:style-name="gr2" draw:text-style-name="P1" draw:layer="layout" svg:width="2.922cm" svg:height="0.635cm" svg:x="7.918cm" svg:y="21.971cm">
          <text:p text:style-name="P2"><text:span text:style-name="T1">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1cm" svg:height="0.635cm" svg:x="7.92cm" svg:y="22.672cm">
          <text:p text:style-name="P2"><text:span text:style-name="T1">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2cm" svg:height="0.635cm" svg:x="7.921cm" svg:y="23.373cm">
          <text:p text:style-name="P2"><text:span text:style-name="T1">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1cm" svg:height="0.635cm" svg:x="7.923cm" svg:y="24.074cm">
          <text:p text:style-name="P2"><text:span text:style-name="T1">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2cm" svg:height="0.635cm" svg:x="7.924cm" svg:y="24.775cm">
          <text:p text:style-name="P2"><text:span text:style-name="T1">8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1cm" svg:height="0.635cm" svg:x="7.926cm" svg:y="25.476cm">
          <text:p text:style-name="P2"><text:span text:style-name="T1">8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922cm" svg:height="0.635cm" svg:x="7.927cm" svg:y="26.177cm">
          <text:p text:style-name="P2"><text:span text:style-name="T1">1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.462cm" svg:height="1.673cm" svg:x="1.218cm" svg:y="18.389cm">
          <draw:text-box>
            <text:p text:style-name="P6">PRIMARY index</text:p>
          </draw:text-box>
        </draw:frame>
        <draw:frame draw:style-name="gr7" draw:text-style-name="P6" draw:layer="layout" svg:width="3.462cm" svg:height="1.673cm" svg:x="1.218cm" svg:y="23.69cm">
          <draw:text-box>
            <text:p text:style-name="P6">'price' index</text:p>
          </draw:text-box>
        </draw:frame>
        <draw:frame draw:style-name="gr8" draw:text-style-name="P6" draw:layer="layout" svg:width="5.358cm" svg:height="2.565cm" svg:x="12.127cm" svg:y="16.735cm">
          <draw:text-box>
            <text:p text:style-name="P6">MyISAM 'apples' table, with a PK on 'variety'</text:p>
          </draw:text-box>
        </draw:frame>
        <draw:custom-shape draw:style-name="gr1" draw:text-style-name="P1" draw:layer="layout" svg:width="5.026cm" svg:height="0.635cm" svg:x="12.227cm" svg:y="22.27cm">
          <text:p text:style-name="P2"><text:span text:style-name="T1">(pippin, hello, 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12.227cm" svg:y="22.97cm">
          <text:p text:style-name="P2"><text:span text:style-name="T1">(granny smith, hello, 1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26cm" svg:height="0.635cm" svg:x="12.227cm" svg:y="23.67cm">
          <text:p text:style-name="P2"><text:span text:style-name="T1">(roma, hello, 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0.87cm" svg:y1="16.978cm" svg:x2="12.215cm" svg:y2="20.505cm">
          <text:p text:style-name="P6"/>
        </draw:line>
        <draw:line draw:style-name="gr9" draw:text-style-name="P5" draw:layer="layout" svg:x1="10.848cm" svg:y1="17.727cm" svg:x2="12.193cm" svg:y2="19.8cm">
          <text:p text:style-name="P6"/>
        </draw:line>
        <draw:line draw:style-name="gr9" draw:text-style-name="P5" draw:layer="layout" svg:x1="10.848cm" svg:y1="18.411cm" svg:x2="12.237cm" svg:y2="23.305cm">
          <text:p text:style-name="P6"/>
        </draw:line>
        <draw:line draw:style-name="gr9" draw:text-style-name="P5" draw:layer="layout" svg:x1="10.87cm" svg:y1="19.094cm" svg:x2="12.237cm" svg:y2="21.167cm">
          <text:p text:style-name="P6"/>
        </draw:line>
        <draw:line draw:style-name="gr9" draw:text-style-name="P5" draw:layer="layout" svg:x1="10.848cm" svg:y1="19.8cm" svg:x2="12.215cm" svg:y2="22.6cm">
          <text:p text:style-name="P6"/>
        </draw:line>
        <draw:line draw:style-name="gr9" draw:text-style-name="P5" draw:layer="layout" svg:x1="10.848cm" svg:y1="20.483cm" svg:x2="12.237cm" svg:y2="21.894cm">
          <text:p text:style-name="P6"/>
        </draw:line>
        <draw:line draw:style-name="gr9" draw:text-style-name="P5" draw:layer="layout" svg:x1="10.848cm" svg:y1="21.189cm" svg:x2="12.237cm" svg:y2="23.989cm">
          <text:p text:style-name="P6"/>
        </draw:line>
        <draw:line draw:style-name="gr9" draw:text-style-name="P5" draw:layer="layout" svg:x1="10.848cm" svg:y1="22.291cm" svg:x2="12.237cm" svg:y2="21.894cm">
          <text:p text:style-name="P6"/>
        </draw:line>
        <draw:line draw:style-name="gr9" draw:text-style-name="P5" draw:layer="layout" svg:x1="10.848cm" svg:y1="22.997cm" svg:x2="12.193cm" svg:y2="19.8cm">
          <text:p text:style-name="P6"/>
        </draw:line>
        <draw:line draw:style-name="gr9" draw:text-style-name="P5" draw:layer="layout" svg:x1="10.87cm" svg:y1="23.702cm" svg:x2="12.215cm" svg:y2="20.505cm">
          <text:p text:style-name="P6"/>
        </draw:line>
        <draw:line draw:style-name="gr9" draw:text-style-name="P5" draw:layer="layout" svg:x1="10.87cm" svg:y1="24.408cm" svg:x2="12.237cm" svg:y2="23.989cm">
          <text:p text:style-name="P6"/>
        </draw:line>
        <draw:line draw:style-name="gr9" draw:text-style-name="P5" draw:layer="layout" svg:x1="10.848cm" svg:y1="25.113cm" svg:x2="12.237cm" svg:y2="21.167cm">
          <text:p text:style-name="P6"/>
        </draw:line>
        <draw:line draw:style-name="gr9" draw:text-style-name="P5" draw:layer="layout" svg:x1="10.848cm" svg:y1="25.819cm" svg:x2="12.215cm" svg:y2="22.6cm">
          <text:p text:style-name="P6"/>
        </draw:line>
        <draw:line draw:style-name="gr9" draw:text-style-name="P5" draw:layer="layout" svg:x1="10.848cm" svg:y1="26.502cm" svg:x2="12.237cm" svg:y2="23.305cm">
          <text:p text:style-name="P6"/>
        </draw:line>
        <draw:frame draw:style-name="gr10" draw:text-style-name="P8" draw:layer="layout" svg:width="5.058cm" svg:height="2.157cm" svg:x="12.101cm" svg:y="25.174cm">
          <draw:text-box>
            <text:p text:style-name="P8"><text:span text:style-name="T1">Notice the rows are in insertion order, NOT ordered by the PK.</text:span></text:p>
          </draw:text-box>
        </draw:frame>
        <draw:line draw:style-name="gr9" draw:text-style-name="P5" draw:layer="layout" svg:x1="14.241cm" svg:y1="25.33cm" svg:x2="14.241cm" svg:y2="24.357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03cm" draw:marker-start-center="false" draw:marker-end="Arrow_20_concave" draw:marker-end-width="0.152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aron Schwartz</meta:initial-creator>
    <meta:creation-date>2006-07-04T17:23:09</meta:creation-date>
    <dc:creator>Baron Schwartz</dc:creator>
    <dc:date>2006-07-04T18:27:34</dc:date>
    <dc:language>en-US</dc:language>
    <meta:editing-cycles>9</meta:editing-cycles>
    <meta:editing-duration>PT1H4M26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